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200%" fo:text-indent="-0.5in" style:auto-text-indent="false"/>
      <style:text-properties style:font-name="Times New Roman" fo:font-size="12pt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odin-flexbox </text:p>
      <text:p text:style-name="P3"/>
      <text:p text:style-name="P3">Works Cited</text:p>
      <text:p text:style-name="P4">Envato market. “Organic Chicken and Duck Eggs in a Basket.” <text:span text:style-name="T2">Pinterest</text:span>, https://photodune.net/item/chicken-eggs-in-a-basket-on-wood-closeup-vertical-view/25947605?irgwc=1&amp;clickid=V57VVKXpuxyPUR9RiQWj01vfUkHUXY0C1X43Wc0&amp;iradid=275988&amp;irpid=1244580&amp;iradtype=ONLINE_TRACKING_LINK&amp;irmptype=mediapartner&amp;mp_value1=&amp;utm_campaign=af_impact_radius_1244580&amp;utm_medium=affiliate&amp;utm_source=impact_radius, www.pinterest.com/pin/792492865667640880/. Accessed 22 Mar. 2024.</text:p>
      <text:p text:style-name="P4">lindscults. “Https://Www.pinterest.com/Lindsbooks/.” <text:span text:style-name="T2">Pinimg.com</text:span>, 2024, i.pinimg.com/736x/ad/73/de/ad73def445d497f79905b67da6c2ca7c.jpg. Accessed 21 Mar. 2024.</text:p>
      <text:p text:style-name="P4">Oliver, Darla Dawn. “Farm Fresh Eggs in a Harvest Basket.” <text:span text:style-name="T2">Pinterest</text:span>, 9 Nov. 2023, www.pinterest.com/pin/6966574417823228/. Accessed 21 Mar. 2024.</text:p>
      <text:p text:style-name="P4">Pinterest. “Pin Oleh Lisii Di Christmas &amp; Winter | Telur, Makanan, Resep Makanan.” <text:span text:style-name="T2">Pinterest</text:span>, www.pinterest.com/pin/86835099504307814/. Accessed 22 Mar. 2024.</text:p>
      <text:p text:style-name="P4">rena1o. <text:span text:style-name="T2">Pinimg.com</text:span>, 2024, i.pinimg.com/564x/db/6c/db/db6cdb74a82d9eeb9ac76bcac27c5463.jpg. Accessed 21 Mar. 2024.</text:p>
      <text:p text:style-name="P4">Snow, MIchele. “Https://Www.pinterest.com/Michelesnow/?Invite_code=9bb5ae8246f1468e8281c6e8205b30f4&amp;Sender=717902134259164989.” <text:span text:style-name="T2">Pinimg.com</text:span>, 2024, i.pinimg.com/736x/6b/f6/c6/6bf6c64013f7327759aa8cd9ceb74165.jpg. Accessed 21 Mar. <text:soft-page-break/>2024.</text:p>
      <text:p text:style-name="P4">Verstock. “Hen Laying Eggs in Nest Chicken Logo or Symbol Vector Image on VectorStock.” <text:span text:style-name="T2">VectorStock</text:span>, www.vectorstock.com/royalty-free-vector/hen-laying-eggs-in-nest-chicken-logo-or-symbol-vector-36053540. Accessed 21 Mar. 2024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2T20:28:38.511503353</dc:date>
    <meta:editing-duration>PT26S</meta:editing-duration>
    <meta:editing-cycles>1</meta:editing-cycles>
    <meta:document-statistic meta:table-count="0" meta:image-count="0" meta:object-count="0" meta:page-count="2" meta:paragraph-count="9" meta:word-count="106" meta:character-count="1520" meta:non-whitespace-character-count="1422"/>
  </office:meta>
</office:document-meta>
</file>